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5.8957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</style:style>
    <style:style style:name="ce3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00b05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413in double #000000" style:border-line-width-bottom="0.0138in 0.0138in 0.0138in" fo:background-color="#7030a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Ph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office:value-type="string">
            <text:p>FieldGeneratorTes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1x1, 0 mine esteen visszaadja e a “.”-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Letrehozom a FieldGeneratort es a generate metodusaban visszaadom a “.”-t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Letrehozom a CfieldType osztalyt, benne egy CLEAR-el es ezzel terek vissza. Ezt is lehetne refaktoralni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2x1 eseten jot ad e vissza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Modositom a generate-t, hogy annyi “.” adjon vissza ahany column-t kapott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1x2 eseten visszakapom e a jo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Ataalkitom a generate-t, hogy ciklussal vizsgalja meg, hogy mit kell visszaadnia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ROW_SEPERATOR const-ba kiteszem a \n-t. A sortores vizsgalatot a egy MathUtils isModuloEquality fgv-be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 2x2-re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 2x3-re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1x1 es 1 Mine-nal visszaadja e a “*”-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Modositom a generate-t ugy, hogy ha 1 mineCount-ot kap, terjen vissza “*”-al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2x1 es 1 Mine-nal visszaadja e a “.*”-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Letrehozom a isMinePosition-t es a getMinePositions-t, hogy kiszamoljam a mine poziciokat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Modositom a generate-t ugy, hogy getRealFieldPosition-el szamolom ki az aktualis poziciot ugy, hogy nem szamolom bele a sortores karaktereket. Vegul az egeszet refaktoraltam es a generalas vegen alakitom seperaltta a Stringe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megfelelo mennyisegu Mine-t tesz e le a generator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Letrehozom a getSpecificCharacterCount-t a StringUtil-ban, hogy meg tudjam szamolni a “*” karaktereket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ha tobb Mine-t kerek, mint ahany field osszesen van, akkor dob e Error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Letrehozom a isValidMineCount-t es errort dobok, ha false-al ter vissza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/>
          <table:table-cell table:style-name="Default"/>
          <table:table-cell table:style-name="ce6" office:value-type="string">
            <text:p>FieldSolverTes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a “.”-nal visszaadja e, hogy “0”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Beegetem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“*”-nal visszakapom e, hogy “*”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Beegetem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“.*”-re visszaadja e, hogy “1*”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Letrehozom a getMinesCountAroundTheCell-t amivel megvizsgalom a korulotte levo Mine-ok szamat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“.*.”-re visszaadja e, hogy “1*1”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, hogy “*.*”-re visszaadja e, hogy “*2*”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m 2x2-re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Az egesz kodot refaktoralom. Bevezetek uj fgv-eket, amikkel kiszamolom a max row es column-t es vegigmegyek a cella koruli elemeken.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Try-catch-el sokkal “kevesebb” feltetelvizsgalattal es fgv-hivassal lehet megszamolni a bombak szamat. Igy a getMinesCountAroundTheCell-t atalakitottam, hogy ez alapjan dolgozzon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2x3-ra, 1 aknaval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2x3-re, 2 aknaval.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6" office:value-type="string">
            <text:p>MathUtilTes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hogy az isModuloEquality false-t ad e vissza, ha kell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hogy az isModuloEquality true-t ad e vissza, ha kell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6" office:value-type="string">
            <text:p>StringUtilTes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hogy a getSpecificCharacterCount annyit ad e vissza, amennyit kell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hogy a replace azt a stringet adja e vissza, amit kell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 hogy a setCharAt azt a stringet adja e vissza, amit kell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 table:number-rows-repeated="1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1/19/2014</text:date>, <text:time>00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00:00:12.64</dc:date>
    <meta:generator>OpenOffice/4.0.1$Win32 OpenOffice.org_project/401m5$Build-9714</meta:generator>
    <meta:editing-duration>PT13H39M14S</meta:editing-duration>
    <meta:editing-cycles>111</meta:editing-cycles>
    <meta:document-statistic meta:table-count="1" meta:cell-count="180" meta:object-count="0"/>
  </office:meta>
</office:document-meta>
</file>